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Matcher.hasSameMethod( Invocation candid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cationMatcher.captureArgumentsFrom(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Matcher.InvocationMatcher( Invocation invocation , List &lt; ArgumentMatcher &gt; match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Matcher.captureArg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cationMatcher.hasSimilarMethod( Invocation candid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vocationMatcher.ge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Matcher.apply( ArgumentMatcher &lt; ? &gt; matcher , Object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cationMatcher.InvocationMatcher(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Matche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Matcher.argumentsMatch( Invocation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Matcher.matches( Invocation candi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Matcher.ge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Match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Matcher.createFrom( List &lt; Invocation &gt; inv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